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b84e6" officeooo:paragraph-rsid="000b84e6" style:font-size-asian="16pt" style:font-size-complex="16pt"/>
    </style:style>
    <style:style style:name="P2" style:family="paragraph" style:parent-style-name="Standard">
      <style:text-properties fo:font-size="16pt" officeooo:rsid="000cfe34" officeooo:paragraph-rsid="000cfe34" style:font-size-asian="16pt" style:font-size-complex="16pt"/>
    </style:style>
    <style:style style:name="P3" style:family="paragraph" style:parent-style-name="Standard">
      <style:text-properties fo:font-size="16pt" officeooo:rsid="000d3014" officeooo:paragraph-rsid="000d3014" style:font-size-asian="16pt" style:font-size-complex="16pt"/>
    </style:style>
    <style:style style:name="P4" style:family="paragraph" style:parent-style-name="Standard" style:list-style-name="L1">
      <style:text-properties fo:font-size="16pt" officeooo:rsid="0011153b" officeooo:paragraph-rsid="0011153b" style:font-size-asian="16pt" style:font-size-complex="16pt"/>
    </style:style>
    <style:style style:name="P5" style:family="paragraph" style:parent-style-name="Standard" style:list-style-name="L1">
      <style:text-properties fo:font-size="16pt" officeooo:rsid="00123e13" officeooo:paragraph-rsid="00123e13" style:font-size-asian="16pt" style:font-size-complex="16pt"/>
    </style:style>
    <style:style style:name="T1" style:family="text">
      <style:text-properties officeooo:rsid="000cfe34"/>
    </style:style>
    <style:style style:name="T2" style:family="text">
      <style:text-properties officeooo:rsid="0011153b"/>
    </style:style>
    <style:style style:name="T3" style:family="text">
      <style:text-properties officeooo:rsid="00123e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ul consta intr-o aplicatie web in care se comercializeaza obiecte de colectie. In aplicatie se pot vinde individual obiectele, sau se pot scoate la licitatie. <text:span text:style-name="T1">F</text:span>iecare user va avea un scor de incredere. De <text:s/>asemenea, fiecarui produs ii va fi verificata eligibilitat<text:span text:style-name="T1">ea</text:span>. <text:span text:style-name="T2">In cadrul aplicatiei se vor putea purta discutii in cadrul forumului asignat acesteia.</text:span></text:p>
      <text:p text:style-name="P1"/>
      <text:p text:style-name="P2">Features:</text:p>
      <text:list xml:id="list683443636" text:style-name="L1">
        <text:list-item>
          <text:p text:style-name="P4">utilizatorul va putea sa vada recenzile vanzatorului inainte de a cumpara un bun. <text:span text:style-name="T3">Sau va putea sa scrie o recenzie vanzatorului de unde a cumparat un produs.</text:span></text:p>
        </text:list-item>
        <text:list-item>
          <text:p text:style-name="P4">utilizatorul va putea vizualiza atat anunturi verificate cat si neverificate, iar decizia de a cumpara va fi a sa. Un admin va certifica eventuala autenticitate a produsului.</text:p>
        </text:list-item>
        <text:list-item>
          <text:p text:style-name="P4">utilizatorul aplicatiei poate fi atat vanzator cat si cumparator. Ca si cumparator acesta poate vinde produse direct la un pret fix, ales de acesta, dar poate si sa scoata produse la licitatie, la un pret de start fixat de acesta. Pretul de vanzare final al produsului scos la licitatie poate fi mai mare datorita ofertelor cumparatorilor.</text:p>
        </text:list-item>
        <text:list-item>
          <text:p text:style-name="P4">utilizatorul va putea pune intrebari, scrie raspunsuri sau sa se informeze, <text:span text:style-name="T3">in cadrul forumului din aplicatie.</text:span></text:p>
        </text:list-item>
        <text:list-item>
          <text:p text:style-name="P5">pe langa, partea de forum, utilizatorul are optiunea de a trimite mesaj direct altui utilizator prin intermediul sectiunii de mesaje directe</text:p>
        </text:list-item>
        <text:list-item>
          <text:p text:style-name="P5">utilizatorul are optiunea de a gasi produsele dorite cu ajutorul instrumentelor de filtrare din cadrul aplicatiei web</text:p>
        </text:list-item>
      </text:list>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0:59:03.878935219</meta:creation-date>
    <dc:date>2023-03-12T23:41:44.469249141</dc:date>
    <meta:editing-duration>PT31M54S</meta:editing-duration>
    <meta:editing-cycles>3</meta:editing-cycles>
    <meta:generator>LibreOffice/7.3.7.2$Linux_X86_64 LibreOffice_project/30$Build-2</meta:generator>
    <meta:document-statistic meta:table-count="0" meta:image-count="0" meta:object-count="0" meta:page-count="1" meta:paragraph-count="8" meta:word-count="226" meta:character-count="1413" meta:non-whitespace-character-count="1200"/>
  </office:meta>
</office:document-meta>
</file>